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officeooo:rsid="000bba98" officeooo:paragraph-rsid="000bba98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style:font-name="Calibri Light" officeooo:rsid="000bba98" officeooo:paragraph-rsid="000bba98"/>
    </style:style>
    <style:style style:name="P3" style:family="paragraph" style:parent-style-name="Standard">
      <style:paragraph-properties fo:text-align="center" style:justify-single-word="false"/>
      <style:text-properties style:font-name="Calibri Light" fo:font-weight="bold" officeooo:rsid="000bba98" officeooo:paragraph-rsid="000bba98" style:font-weight-asian="bold" style:font-weight-complex="bold"/>
    </style:style>
    <style:style style:name="P4" style:family="paragraph" style:parent-style-name="Standard">
      <style:text-properties style:font-name="Calibri Light" fo:font-weight="bold" officeooo:rsid="000bba98" officeooo:paragraph-rsid="000bba98" style:font-weight-asian="bold" style:font-weight-complex="bold"/>
    </style:style>
    <style:style style:name="P5" style:family="paragraph" style:parent-style-name="Standard">
      <style:text-properties fo:color="#000000" loext:opacity="100%" style:font-name="Calibri Light" officeooo:paragraph-rsid="000e32da"/>
    </style:style>
    <style:style style:name="P6" style:family="paragraph" style:parent-style-name="Standard">
      <style:text-properties officeooo:paragraph-rsid="000e32da"/>
    </style:style>
    <style:style style:name="P7" style:family="paragraph" style:parent-style-name="Standard">
      <style:text-properties officeooo:paragraph-rsid="000fd86b"/>
    </style:style>
    <style:style style:name="P8" style:family="paragraph" style:parent-style-name="Standard">
      <style:text-properties officeooo:paragraph-rsid="00103018"/>
    </style:style>
    <style:style style:name="T1" style:family="text">
      <style:text-properties fo:font-weight="bold" officeooo:rsid="000bba98" style:font-weight-asian="bold" style:font-weight-complex="bold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666666" loext:opacity="100%" style:font-name="Calibri Light" fo:font-size="10.5pt" officeooo:rsid="000bba98" style:font-size-asian="10.5pt" style:font-size-complex="10.5pt"/>
    </style:style>
    <style:style style:name="T4" style:family="text">
      <style:text-properties fo:color="#666666" loext:opacity="100%" style:font-name="Calibri Light" fo:font-size="10.5pt" officeooo:rsid="000fd86b" style:font-size-asian="10.5pt" style:font-size-complex="10.5pt"/>
    </style:style>
    <style:style style:name="T5" style:family="text">
      <style:text-properties fo:color="#666666" loext:opacity="100%" style:font-name="Calibri Light" fo:font-size="10.5pt" officeooo:rsid="00113e9f" style:font-size-asian="10.5pt" style:font-size-complex="10.5pt"/>
    </style:style>
    <style:style style:name="T6" style:family="text">
      <style:text-properties fo:color="#666666" loext:opacity="100%" style:font-name="Calibri Light" fo:font-size="10.5pt" fo:font-weight="bold" officeooo:rsid="000bba98" style:font-size-asian="10.5pt" style:font-weight-asian="bold" style:font-size-complex="10.5pt" style:font-weight-complex="bold"/>
    </style:style>
    <style:style style:name="T7" style:family="text">
      <style:text-properties fo:color="#666666" loext:opacity="100%" style:font-name="Calibri Light" fo:font-size="10.5pt" fo:font-weight="bold" officeooo:rsid="000e32da" style:font-size-asian="10.5pt" style:font-weight-asian="bold" style:font-size-complex="10.5pt" style:font-weight-complex="bold"/>
    </style:style>
    <style:style style:name="T8" style:family="text">
      <style:text-properties style:font-name="Calibri Light" fo:font-weight="bold" officeooo:rsid="000bba98" style:font-weight-asian="bold" style:font-weight-complex="bold"/>
    </style:style>
    <style:style style:name="T9" style:family="text">
      <style:text-properties style:font-name="Calibri Light" fo:font-weight="bold" officeooo:rsid="000e32da" style:font-weight-asian="bold" style:font-weight-complex="bold"/>
    </style:style>
    <style:style style:name="T10" style:family="text">
      <style:text-properties style:font-name="Calibri Light" officeooo:rsid="000bba98"/>
    </style:style>
    <style:style style:name="T11" style:family="text">
      <style:text-properties style:font-name="Calibri Light" officeooo:rsid="00113e9f"/>
    </style:style>
    <style:style style:name="T12" style:family="text">
      <style:text-properties officeooo:rsid="000bba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sultas SQL</text:p>
      <text:p text:style-name="P1"/>
      <text:p text:style-name="P1">Realiza las siguientes consultas SQL propuestas a la base de datos Netflix.</text:p>
      <text:p text:style-name="P1"/>
      <text:p text:style-name="P2"><text:span text:style-name="T2">CREATE DATABASE IF NOT EXISTS Netflix;<text:line-break/>USE Netflix;<text:line-break/><text:line-break/>CREATE TABLE IF NOT EXISTS Peliculas(<text:line-break/><text:tab/>ID int primary key,<text:line-break/> <text:s text:c="3"/>Nombre VARCHAR(30),<text:line-break/> <text:s text:c="3"/>Duracion INT,<text:line-break/> <text:s text:c="3"/>Director VARCHAR(20),<text:line-break/> <text:s text:c="3"/>Genero ENUM ('acción', 'drama', 'comedia'),<text:line-break/> <text:s text:c="3"/>Nota FLOAT<text:line-break/>);<text:line-break/><text:line-break/>CREATE TABLE IF NOT EXISTS Reparto(<text:line-break/><text:tab/>DNI VARCHAR(9) primary key,<text:line-break/> <text:s text:c="3"/>Nombre VARCHAR(30),<text:line-break/> <text:s text:c="3"/>Apellido VARCHAR(30),<text:line-break/> <text:s text:c="3"/>Fecha_nac DATE<text:line-break/>);<text:line-break/><text:line-break/>ALTER TABLE Peliculas ADD COLUMN Protagonista VARCHAR(9), <text:line-break/>ADD CONSTRAINT `FK_PROTAGONISTA` <text:line-break/>FOREIGN KEY (Protagonista) <text:line-break/>REFERENCES Reparto(DNI);<text:line-break/><text:line-break/>INSERT INTO Reparto (DNI, Nombre, Apellido, Fecha_nac) VALUES<text:line-break/>("1234", "Will", "Smith", "1985-12-13"),<text:line-break/>("1357", "Salma", "Hayek", "1976-02-11"),<text:line-break/>("1222", "George", "Clooney", "2000-02-23"),<text:line-break/>("1265", "Adam", "Sandler", "1980-12-13"),<text:line-break/>("1212", "Nemo", " ", "1985-01-07");<text:line-break/><text:line-break/><text:line-break/>INSERT INTO Peliculas (ID, Nombre, Duracion, Director, Genero, Nota, Protagonista) VALUES<text:line-break/>(1, 'Bright', 120, 'Fernando', 'acción', 3.1, "1234"),<text:line-break/>(2, 'Frida', 100, 'Daniel', 'drama', 7.6, "1357"),<text:line-break/>(3, 'Los dos papas', 160, 'Adrián', 'comedia', 8.3, "1222"),<text:line-break/>(4, 'Animales nocturnos', 185, 'Tomás', 'drama', 9.5, "1357"),<text:line-break/>(5, 'Oceans Eleven', 150, 'Nuria', 'acción', 3.5, "1222"),<text:line-break/>(6, 'Buscando a Nemo', 120, 'Jon', 'comedia', 2.1, "1212"),<text:line-break/>(7, 'El Hoyo', 110, 'Ivan', 'acción', 9.9, "1265"),<text:line-break/>(8, 'Diamante en bruto', 140, 'Paola', 'acción', 8.1, "1265");</text:span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5"><text:soft-page-break/><text:span text:style-name="T1">Ejercicio 1.- </text:span><text:span text:style-name="T12">Muestra los datos de los actores que hayan nacido antes del actor con DNI "1212" ordenador por Nombre.</text:span></text:p>
      <text:p text:style-name="P6"><text:span text:style-name="T10"><text:line-break/></text:span><text:span text:style-name="T3">select * from Reparto where Fecha_nac &lt; (select Fecha_nac from Reparto where DNI="1212") order by Nombre;</text:span><text:span text:style-name="T10"><text:line-break/><text:line-break/></text:span><text:span text:style-name="T8">Ejercicio </text:span><text:span text:style-name="T9">2</text:span><text:span text:style-name="T8">.- </text:span><text:span text:style-name="T10">Muestra los datos de los actores que hayan nacido el mes de febrero y tengan el mismo número de caracteres (o más) en el nombre que la actriz de apellido "Hayek". El resultado no debe incluir a la actriz con apellido "Hayek".</text:span></text:p>
      <text:p text:style-name="P8"><text:span text:style-name="T10"><text:line-break/></text:span><text:span text:style-name="T3">select * from Reparto where month(Fecha_nac)=02 and char_length(nombre) &gt;= (select char_length(nombre) from Reparto where Apellido="Hayek") and Apellido &lt;&gt; "Hayek";</text:span><text:span text:style-name="T10"><text:line-break/><text:line-break/></text:span><text:span text:style-name="T8">Ejercicio </text:span><text:span text:style-name="T9">3</text:span><text:span text:style-name="T8">.- </text:span><text:span text:style-name="T10">Muestra los DNIs de los actores junto con la media de puntuación de las películas que hayan rodado. </text:span><text:span text:style-name="T11">No utilices la función GROUP BY.</text:span></text:p>
      <text:p text:style-name="P8"><text:span text:style-name="T10"><text:line-break/></text:span><text:span text:style-name="T3">select distinct p.protagonista, (select avg(nota) from peliculas where protagonista=p.protagonista) from peliculas as p</text:span><text:span text:style-name="T10"><text:line-break/><text:line-break/></text:span><text:span text:style-name="T8">Ejercicio </text:span><text:span text:style-name="T9">4</text:span><text:span text:style-name="T8">.- </text:span><text:span text:style-name="T10">Muestra los datos de la película con puntuación menor a la pelicula rodada por el actor de nombre "Will".</text:span></text:p>
      <text:p text:style-name="P6"><text:span text:style-name="T10"><text:line-break/></text:span><text:span text:style-name="T3">select * from Peliculas As P where P.Nota &lt; (select P.Nota from Peliculas As P </text:span><text:span text:style-name="T4">inner join</text:span><text:span text:style-name="T3"> Reparto As R where R.DNI=P.Protagonista and R.Nombre like "Will");</text:span><text:span text:style-name="T10"><text:line-break/><text:line-break/></text:span><text:span text:style-name="T8">Ejercicio </text:span><text:span text:style-name="T9">5</text:span><text:span text:style-name="T8">.- </text:span><text:span text:style-name="T10">Muestra los datos de las películas con puntuación mayor que la película con mayor puntuación rodada por el actor de apellido "Clooney". Ordena los resultados por la puntuación de mayor a menor.</text:span></text:p>
      <text:p text:style-name="P7"><text:span text:style-name="T10"><text:line-break/></text:span><text:span text:style-name="T3">select * from Peliculas As P where P.Nota &gt; (select max(P.Nota) from Peliculas As P </text:span><text:span text:style-name="T4">inner join</text:span><text:span text:style-name="T3"> Reparto As R where R.DNI=P.Protagonista and R.Apellido like "Clooney") order by P.Nota desc;</text:span><text:span text:style-name="T10"><text:line-break/><text:line-break/></text:span><text:span text:style-name="T8">Ejercicio </text:span><text:span text:style-name="T9">6</text:span><text:span text:style-name="T8">.- </text:span><text:span text:style-name="T10">Muestra el número de peliculas que haya rodado el protagonista de Oceans Eleven en una columna llamada "Número".</text:span></text:p>
      <text:p text:style-name="P7"><text:span text:style-name="T10"><text:line-break/></text:span><text:span text:style-name="T3">select count(*) As Numero from Peliculas As P, Reparto As R where P.Protagonista=R.DNI AND R.DNI = (select R.DNI from Peliculas As P </text:span><text:span text:style-name="T4">inner join</text:span><text:span text:style-name="T3"> Reparto As R where P.Protagonista=R.DNI and P.Nombre="Oceans Eleven");</text:span><text:span text:style-name="T10"><text:line-break/><text:line-break/><text:line-break/></text:span><text:span text:style-name="T8">Ejercicio </text:span><text:span text:style-name="T9">EXTRA</text:span><text:span text:style-name="T8">.- </text:span><text:span text:style-name="T10">Muestra los datos de las películas con puntuación mayor que la peor pelicula del actor que haya nacido en el mes de diciembre, y menor que la mejor película que haya rodado el mismo actor. El actor en cuestión no puede ser el mismo que haya rodado la pelicula "Bright".</text:span></text:p>
      <text:p text:style-name="P7"><text:span text:style-name="T10"><text:line-break/></text:span><text:span text:style-name="T3">select distinct P.* from Peliculas As P, Reparto As R where P.Nota &gt; (select min(P.Nota) from Peliculas As P <text:s/></text:span><text:span text:style-name="T4">inner join </text:span><text:span text:style-name="T3">Reparto As R where month(R.Fecha_nac)=12 and R.DNI=P.Protagonista and R.DNI not like (select P.Protagonista from Peliculas As P where P.Nombre="Bright")) and P.Nota &lt; (select max(P.Nota) from Peliculas As P <text:s/></text:span><text:span text:style-name="T4">inner join</text:span><text:span text:style-name="T3"> Reparto As R where month(R.Fecha_nac)=12 and R.DNI=P.Protagonista and R.DNI not like (select P.Protagonista from Peliculas As P where P.Nombre="Bright"))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2T14:23:50.004000000</meta:creation-date>
    <dc:date>2024-01-23T09:48:54.363000000</dc:date>
    <meta:editing-duration>PT1H31M38S</meta:editing-duration>
    <meta:editing-cycles>7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11" meta:word-count="606" meta:character-count="4146" meta:non-whitespace-character-count="3490"/>
  </office:meta>
</office:document-meta>
</file>